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f2cc"/>
    </style:style>
    <style:style style:name="ce4" style:family="table-cell" style:parent-style-name="Default">
      <style:table-cell-properties fo:background-color="#ddddd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Setting</text:p>
          </table:table-cell>
          <table:table-cell table:style-name="ce1" office:value-type="string" calcext:value-type="string">
            <text:p>minpass</text:p>
          </table:table-cell>
          <table:table-cell table:style-name="ce1" office:value-type="string" calcext:value-type="string">
            <text:p>passkm</text:p>
          </table:table-cell>
          <table:table-cell table:style-name="ce1" office:value-type="string" calcext:value-type="string">
            <text:p>minpar</text:p>
          </table:table-cell>
          <table:table-cell table:style-name="ce1" office:value-type="string" calcext:value-type="string">
            <text:p>parkm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51" calcext:value-type="float">
            <text:p>0.51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73" calcext:value-type="float">
            <text:p>0.73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93" calcext:value-type="float">
            <text:p>0.93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 table:number-rows-repeated="9">
          <table:table-cell table:style-name="Default" table:number-columns-repeated="5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312" calcext:value-type="float">
            <text:p>2.2312</text:p>
          </table:table-cell>
          <table:table-cell office:value-type="float" office:value="2.168" calcext:value-type="float">
            <text:p>2.168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756" calcext:value-type="float">
            <text:p>4.4756</text:p>
          </table:table-cell>
          <table:table-cell office:value-type="float" office:value="4.9262" calcext:value-type="float">
            <text:p>4.926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937" calcext:value-type="float">
            <text:p>5.6937</text:p>
          </table:table-cell>
          <table:table-cell office:value-type="float" office:value="4.7379" calcext:value-type="float">
            <text:p>4.7379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492" calcext:value-type="float">
            <text:p>4.7492</text:p>
          </table:table-cell>
          <table:table-cell office:value-type="float" office:value="0.3366" calcext:value-type="float">
            <text:p>0.3366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974" calcext:value-type="float">
            <text:p>1.8974</text:p>
          </table:table-cell>
          <table:table-cell office:value-type="float" office:value="3.6078" calcext:value-type="float">
            <text:p>3.6078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392" calcext:value-type="float">
            <text:p>1.5392</text:p>
          </table:table-cell>
          <table:table-cell office:value-type="float" office:value="2.6108" calcext:value-type="float">
            <text:p>2.6108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972" calcext:value-type="float">
            <text:p>4.3972</text:p>
          </table:table-cell>
          <table:table-cell office:value-type="float" office:value="5.0458" calcext:value-type="float">
            <text:p>5.0458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679" calcext:value-type="float">
            <text:p>7.3679</text:p>
          </table:table-cell>
          <table:table-cell office:value-type="float" office:value="2.4439" calcext:value-type="float">
            <text:p>2.4439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252" calcext:value-type="float">
            <text:p>4.5252</text:p>
          </table:table-cell>
          <table:table-cell office:value-type="float" office:value="0.3055" calcext:value-type="float">
            <text:p>0.305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421" calcext:value-type="float">
            <text:p>0.6421</text:p>
          </table:table-cell>
          <table:table-cell office:value-type="float" office:value="7.1689" calcext:value-type="float">
            <text:p>7.1689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1140" calcext:value-type="float">
            <text:p>114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2258" calcext:value-type="float">
            <text:p>6.2258</text:p>
          </table:table-cell>
          <table:table-cell table:style-name="ce3" office:value-type="float" office:value="1.6687" calcext:value-type="float">
            <text:p>1.66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613" calcext:value-type="float">
            <text:p>9.613</text:p>
          </table:table-cell>
          <table:table-cell table:style-name="ce3" office:value-type="float" office:value="2.0932" calcext:value-type="float">
            <text:p>2.09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9242" calcext:value-type="float">
            <text:p>7.9242</text:p>
          </table:table-cell>
          <table:table-cell table:style-name="ce3" office:value-type="float" office:value="9.4493" calcext:value-type="float">
            <text:p>9.44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4.6119" calcext:value-type="float">
            <text:p>4.6119</text:p>
          </table:table-cell>
          <table:table-cell table:style-name="ce3" office:value-type="float" office:value="2.8906" calcext:value-type="float">
            <text:p>2.890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8.2812" calcext:value-type="float">
            <text:p>8.2812</text:p>
          </table:table-cell>
          <table:table-cell table:style-name="ce3" office:value-type="float" office:value="8.9746" calcext:value-type="float">
            <text:p>8.9746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.6285" calcext:value-type="float">
            <text:p>7.6285</text:p>
          </table:table-cell>
          <table:table-cell table:style-name="ce3" office:value-type="float" office:value="9.2744" calcext:value-type="float">
            <text:p>9.274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020" calcext:value-type="float">
            <text:p>102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7.7813" calcext:value-type="float">
            <text:p>7.7813</text:p>
          </table:table-cell>
          <table:table-cell table:style-name="ce4" office:value-type="float" office:value="4.9682" calcext:value-type="float">
            <text:p>4.96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40" calcext:value-type="float">
            <text:p>114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8402" calcext:value-type="float">
            <text:p>0.8402</text:p>
          </table:table-cell>
          <table:table-cell table:style-name="ce4" office:value-type="float" office:value="5.8984" calcext:value-type="float">
            <text:p>5.89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40" calcext:value-type="float">
            <text:p>1140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9.5404" calcext:value-type="float">
            <text:p>9.5404</text:p>
          </table:table-cell>
          <table:table-cell table:style-name="ce4" office:value-type="float" office:value="9.585" calcext:value-type="float">
            <text:p>9.5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40" calcext:value-type="float">
            <text:p>1140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.415" calcext:value-type="float">
            <text:p>8.415</text:p>
          </table:table-cell>
          <table:table-cell table:style-name="ce4" office:value-type="float" office:value="9.599" calcext:value-type="float">
            <text:p>9.5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140" calcext:value-type="float">
            <text:p>1140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35" calcext:value-type="float">
            <text:p>8.5335</text:p>
          </table:table-cell>
          <table:table-cell office:value-type="float" office:value="8.3122" calcext:value-type="float">
            <text:p>8.312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945" calcext:value-type="float">
            <text:p>8.8945</text:p>
          </table:table-cell>
          <table:table-cell office:value-type="float" office:value="0.6383" calcext:value-type="float">
            <text:p>0.638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933" calcext:value-type="float">
            <text:p>5.3933</text:p>
          </table:table-cell>
          <table:table-cell office:value-type="float" office:value="4.6485" calcext:value-type="float">
            <text:p>4.648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501" calcext:value-type="float">
            <text:p>4.9501</text:p>
          </table:table-cell>
          <table:table-cell office:value-type="float" office:value="7.7647" calcext:value-type="float">
            <text:p>7.7647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1218" calcext:value-type="float">
            <text:p>9.1218</text:p>
          </table:table-cell>
          <table:table-cell office:value-type="float" office:value="5.8134" calcext:value-type="float">
            <text:p>5.8134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974" calcext:value-type="float">
            <text:p>6.7974</text:p>
          </table:table-cell>
          <table:table-cell office:value-type="float" office:value="1.5302" calcext:value-type="float">
            <text:p>1.530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727" calcext:value-type="float">
            <text:p>4.2727</text:p>
          </table:table-cell>
          <table:table-cell office:value-type="float" office:value="1.5524" calcext:value-type="float">
            <text:p>1.5524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3525" calcext:value-type="float">
            <text:p>9.3525</text:p>
          </table:table-cell>
          <table:table-cell office:value-type="float" office:value="9.2015" calcext:value-type="float">
            <text:p>9.201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7.2812" calcext:value-type="float">
            <text:p>7.2812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443" calcext:value-type="float">
            <text:p>2.7443</text:p>
          </table:table-cell>
          <table:table-cell office:value-type="float" office:value="3.3443" calcext:value-type="float">
            <text:p>3.344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768" calcext:value-type="float">
            <text:p>8.4768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2264" calcext:value-type="float">
            <text:p>4.2264</text:p>
          </table:table-cell>
          <table:table-cell office:value-type="float" office:value="7.0103" calcext:value-type="float">
            <text:p>7.010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522" calcext:value-type="float">
            <text:p>9.3522</text:p>
          </table:table-cell>
          <table:table-cell office:value-type="float" office:value="0.039" calcext:value-type="float">
            <text:p>0.039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0899" calcext:value-type="float">
            <text:p>7.0899</text:p>
          </table:table-cell>
          <table:table-cell office:value-type="float" office:value="8.2467" calcext:value-type="float">
            <text:p>8.2467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79" calcext:value-type="float">
            <text:p>0.2479</text:p>
          </table:table-cell>
          <table:table-cell office:value-type="float" office:value="2.176" calcext:value-type="float">
            <text:p>2.176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757" calcext:value-type="float">
            <text:p>3.5757</text:p>
          </table:table-cell>
          <table:table-cell office:value-type="float" office:value="0.2523" calcext:value-type="float">
            <text:p>0.252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637" calcext:value-type="float">
            <text:p>1.4637</text:p>
          </table:table-cell>
          <table:table-cell office:value-type="float" office:value="8.4855" calcext:value-type="float">
            <text:p>8.485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6258" calcext:value-type="float">
            <text:p>8.6258</text:p>
          </table:table-cell>
          <table:table-cell office:value-type="float" office:value="4.5636" calcext:value-type="float">
            <text:p>4.5636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7667" calcext:value-type="float">
            <text:p>5.7667</text:p>
          </table:table-cell>
          <table:table-cell office:value-type="float" office:value="1.3701" calcext:value-type="float">
            <text:p>1.3701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9079" calcext:value-type="float">
            <text:p>7.9079</text:p>
          </table:table-cell>
          <table:table-cell office:value-type="float" office:value="3.8215" calcext:value-type="float">
            <text:p>3.821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2808" calcext:value-type="float">
            <text:p>9.2808</text:p>
          </table:table-cell>
          <table:table-cell office:value-type="float" office:value="9.5984" calcext:value-type="float">
            <text:p>9.598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1029" calcext:value-type="float">
            <text:p>8.1029</text:p>
          </table:table-cell>
          <table:table-cell office:value-type="float" office:value="0.931" calcext:value-type="float">
            <text:p>0.931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0254" calcext:value-type="float">
            <text:p>4.0254</text:p>
          </table:table-cell>
          <table:table-cell office:value-type="float" office:value="3.5003" calcext:value-type="float">
            <text:p>3.5003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555" calcext:value-type="float">
            <text:p>5.555</text:p>
          </table:table-cell>
          <table:table-cell office:value-type="float" office:value="7.9757" calcext:value-type="float">
            <text:p>7.9757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1722" calcext:value-type="float">
            <text:p>8.1722</text:p>
          </table:table-cell>
          <table:table-cell office:value-type="float" office:value="6.4294" calcext:value-type="float">
            <text:p>6.429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0695" calcext:value-type="float">
            <text:p>6.0695</text:p>
          </table:table-cell>
          <table:table-cell office:value-type="float" office:value="0.3344" calcext:value-type="float">
            <text:p>0.334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1391" calcext:value-type="float">
            <text:p>3.1391</text:p>
          </table:table-cell>
          <table:table-cell office:value-type="float" office:value="0.7525" calcext:value-type="float">
            <text:p>0.752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2965" calcext:value-type="float">
            <text:p>7.2965</text:p>
          </table:table-cell>
          <table:table-cell office:value-type="float" office:value="8.1635" calcext:value-type="float">
            <text:p>8.163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828" calcext:value-type="float">
            <text:p>1.9828</text:p>
          </table:table-cell>
          <table:table-cell office:value-type="float" office:value="7.605" calcext:value-type="float">
            <text:p>7.60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5713" calcext:value-type="float">
            <text:p>3.5713</text:p>
          </table:table-cell>
          <table:table-cell office:value-type="float" office:value="4.9509" calcext:value-type="float">
            <text:p>4.9509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1669" calcext:value-type="float">
            <text:p>8.1669</text:p>
          </table:table-cell>
          <table:table-cell office:value-type="float" office:value="0.4921" calcext:value-type="float">
            <text:p>0.4921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1059" calcext:value-type="float">
            <text:p>5.1059</text:p>
          </table:table-cell>
          <table:table-cell office:value-type="float" office:value="6.9951" calcext:value-type="float">
            <text:p>6.9951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9894" calcext:value-type="float">
            <text:p>7.9894</text:p>
          </table:table-cell>
          <table:table-cell office:value-type="float" office:value="2.0233" calcext:value-type="float">
            <text:p>2.0233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4072" calcext:value-type="float">
            <text:p>4.4072</text:p>
          </table:table-cell>
          <table:table-cell office:value-type="float" office:value="6.6743" calcext:value-type="float">
            <text:p>6.6743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998" calcext:value-type="float">
            <text:p>0.8998</text:p>
          </table:table-cell>
          <table:table-cell office:value-type="float" office:value="2.2621" calcext:value-type="float">
            <text:p>2.2621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8615" calcext:value-type="float">
            <text:p>4.8615</text:p>
          </table:table-cell>
          <table:table-cell office:value-type="float" office:value="0.8272" calcext:value-type="float">
            <text:p>0.8272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4384" calcext:value-type="float">
            <text:p>2.4384</text:p>
          </table:table-cell>
          <table:table-cell office:value-type="float" office:value="6.1225" calcext:value-type="float">
            <text:p>6.1225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1927" calcext:value-type="float">
            <text:p>7.1927</text:p>
          </table:table-cell>
          <table:table-cell office:value-type="float" office:value="4.484" calcext:value-type="float">
            <text:p>4.48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5315" calcext:value-type="float">
            <text:p>7.5315</text:p>
          </table:table-cell>
          <table:table-cell office:value-type="float" office:value="2.3968" calcext:value-type="float">
            <text:p>2.3968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2391" calcext:value-type="float">
            <text:p>6.2391</text:p>
          </table:table-cell>
          <table:table-cell office:value-type="float" office:value="0.3394" calcext:value-type="float">
            <text:p>0.3394</text:p>
          </table:table-cell>
          <table:table-cell office:value-type="float" office:value="-3" calcext:value-type="float">
            <text:p>-3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95" calcext:value-type="float">
            <text:p>3.395</text:p>
          </table:table-cell>
          <table:table-cell office:value-type="float" office:value="4.2137" calcext:value-type="float">
            <text:p>4.213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4849" calcext:value-type="float">
            <text:p>0.484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5856" calcext:value-type="float">
            <text:p>2.5856</text:p>
          </table:table-cell>
          <table:table-cell office:value-type="float" office:value="5.521" calcext:value-type="float">
            <text:p>5.52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4201" calcext:value-type="float">
            <text:p>4.4201</text:p>
          </table:table-cell>
          <table:table-cell office:value-type="float" office:value="3.4854" calcext:value-type="float">
            <text:p>3.485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7831" calcext:value-type="float">
            <text:p>7.7831</text:p>
          </table:table-cell>
          <table:table-cell office:value-type="float" office:value="7.9958" calcext:value-type="float">
            <text:p>7.995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7336" calcext:value-type="float">
            <text:p>3.7336</text:p>
          </table:table-cell>
          <table:table-cell office:value-type="float" office:value="1.7182" calcext:value-type="float">
            <text:p>1.718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16" calcext:value-type="float">
            <text:p>1.1616</text:p>
          </table:table-cell>
          <table:table-cell office:value-type="float" office:value="1.4979" calcext:value-type="float">
            <text:p>1.497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0131" calcext:value-type="float">
            <text:p>6.0131</text:p>
          </table:table-cell>
          <table:table-cell office:value-type="float" office:value="7.5592" calcext:value-type="float">
            <text:p>7.559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102" calcext:value-type="float">
            <text:p>1.9102</text:p>
          </table:table-cell>
          <table:table-cell office:value-type="float" office:value="3.2728" calcext:value-type="float">
            <text:p>3.272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847" calcext:value-type="float">
            <text:p>1.2847</text:p>
          </table:table-cell>
          <table:table-cell office:value-type="float" office:value="5.5688" calcext:value-type="float">
            <text:p>5.5688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4604" calcext:value-type="float">
            <text:p>2.4604</text:p>
          </table:table-cell>
          <table:table-cell office:value-type="float" office:value="1.5435" calcext:value-type="float">
            <text:p>1.5435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92" calcext:value-type="float">
            <text:p>0.3392</text:p>
          </table:table-cell>
          <table:table-cell office:value-type="float" office:value="6.8533" calcext:value-type="float">
            <text:p>6.853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8103" calcext:value-type="float">
            <text:p>3.8103</text:p>
          </table:table-cell>
          <table:table-cell office:value-type="float" office:value="2.248" calcext:value-type="float">
            <text:p>2.248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4872" calcext:value-type="float">
            <text:p>7.4872</text:p>
          </table:table-cell>
          <table:table-cell office:value-type="float" office:value="5.0493" calcext:value-type="float">
            <text:p>5.049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5715" calcext:value-type="float">
            <text:p>8.5715</text:p>
          </table:table-cell>
          <table:table-cell office:value-type="float" office:value="0.3537" calcext:value-type="float">
            <text:p>0.3537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1447" calcext:value-type="float">
            <text:p>5.1447</text:p>
          </table:table-cell>
          <table:table-cell office:value-type="float" office:value="2.0278" calcext:value-type="float">
            <text:p>2.0278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6085" calcext:value-type="float">
            <text:p>2.6085</text:p>
          </table:table-cell>
          <table:table-cell office:value-type="float" office:value="8.2633" calcext:value-type="float">
            <text:p>8.263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12" calcext:value-type="float">
            <text:p>0.6512</text:p>
          </table:table-cell>
          <table:table-cell office:value-type="float" office:value="5.7641" calcext:value-type="float">
            <text:p>5.7641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998" calcext:value-type="float">
            <text:p>0.1998</text:p>
          </table:table-cell>
          <table:table-cell office:value-type="float" office:value="6.5783" calcext:value-type="float">
            <text:p>6.5783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6008" calcext:value-type="float">
            <text:p>6.6008</text:p>
          </table:table-cell>
          <table:table-cell office:value-type="float" office:value="6.3847" calcext:value-type="float">
            <text:p>6.384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8378" calcext:value-type="float">
            <text:p>4.8378</text:p>
          </table:table-cell>
          <table:table-cell office:value-type="float" office:value="5.0584" calcext:value-type="float">
            <text:p>5.058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8126" calcext:value-type="float">
            <text:p>5.8126</text:p>
          </table:table-cell>
          <table:table-cell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8952" calcext:value-type="float">
            <text:p>2.8952</text:p>
          </table:table-cell>
          <table:table-cell office:value-type="float" office:value="5.6275" calcext:value-type="float">
            <text:p>5.627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9099" calcext:value-type="float">
            <text:p>4.9099</text:p>
          </table:table-cell>
          <table:table-cell office:value-type="float" office:value="8.3735" calcext:value-type="float">
            <text:p>8.373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606" calcext:value-type="float">
            <text:p>2.9606</text:p>
          </table:table-cell>
          <table:table-cell office:value-type="float" office:value="0.7423" calcext:value-type="float">
            <text:p>0.742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0429" calcext:value-type="float">
            <text:p>3.0429</text:p>
          </table:table-cell>
          <table:table-cell office:value-type="float" office:value="2.0363" calcext:value-type="float">
            <text:p>2.036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238" calcext:value-type="float">
            <text:p>4.238</text:p>
          </table:table-cell>
          <table:table-cell office:value-type="float" office:value="3.7962" calcext:value-type="float">
            <text:p>3.796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0549" calcext:value-type="float">
            <text:p>8.0549</text:p>
          </table:table-cell>
          <table:table-cell office:value-type="float" office:value="5.2307" calcext:value-type="float">
            <text:p>5.230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2842" calcext:value-type="float">
            <text:p>4.2842</text:p>
          </table:table-cell>
          <table:table-cell office:value-type="float" office:value="4.0728" calcext:value-type="float">
            <text:p>4.072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4813" calcext:value-type="float">
            <text:p>6.4813</text:p>
          </table:table-cell>
          <table:table-cell office:value-type="float" office:value="2.3635" calcext:value-type="float">
            <text:p>2.363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0345" calcext:value-type="float">
            <text:p>4.0345</text:p>
          </table:table-cell>
          <table:table-cell office:value-type="float" office:value="1.1679" calcext:value-type="float">
            <text:p>1.167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7377" calcext:value-type="float">
            <text:p>3.7377</text:p>
          </table:table-cell>
          <table:table-cell office:value-type="float" office:value="9.2467" calcext:value-type="float">
            <text:p>9.246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5519" calcext:value-type="float">
            <text:p>2.5519</text:p>
          </table:table-cell>
          <table:table-cell office:value-type="float" office:value="8.2238" calcext:value-type="float">
            <text:p>8.223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171" calcext:value-type="float">
            <text:p>7.171</text:p>
          </table:table-cell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773" calcext:value-type="float">
            <text:p>0.6773</text:p>
          </table:table-cell>
          <table:table-cell office:value-type="float" office:value="2.4832" calcext:value-type="float">
            <text:p>2.483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258" calcext:value-type="float">
            <text:p>5.2258</text:p>
          </table:table-cell>
          <table:table-cell office:value-type="float" office:value="9.3696" calcext:value-type="float">
            <text:p>9.369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5966" calcext:value-type="float">
            <text:p>7.5966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9681" calcext:value-type="float">
            <text:p>2.9681</text:p>
          </table:table-cell>
          <table:table-cell office:value-type="float" office:value="5.3555" calcext:value-type="float">
            <text:p>5.355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</table:table>
      <table:table table:name="New rates" table:style-name="ta1">
        <table:table-column table:style-name="co1" table:number-columns-repeated="8" table:default-cell-style-name="ce1"/>
        <table:table-row table:style-name="ro1">
          <table:table-cell table:number-columns-repeated="6"/>
          <table:table-cell table:style-name="ce10" office:value-type="string" calcext:value-type="string" table:number-columns-spanned="2" table:number-rows-spanned="1">
            <text:p>Debug inst profits</text:p>
          </table:table-cell>
          <table:covered-table-cell/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minpass</text:p>
          </table:table-cell>
          <table:table-cell office:value-type="string" calcext:value-type="string">
            <text:p>passkm</text:p>
          </table:table-cell>
          <table:table-cell office:value-type="string" calcext:value-type="string">
            <text:p>minpar</text:p>
          </table:table-cell>
          <table:table-cell office:value-type="string" calcext:value-type="string">
            <text:p>parkm</text:p>
          </table:table-cell>
          <table:table-cell/>
          <table:table-cell office:value-type="string" calcext:value-type="string">
            <text:p>Customer</text:p>
          </table:table-cell>
          <table:table-cell office:value-type="string" calcext:value-type="string">
            <text:p>Parc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formula="of:=[.B3]-0.5" office:value-type="float" office:value="2.74" calcext:value-type="float">
            <text:p>2.74</text:p>
          </table:table-cell>
          <table:table-cell table:formula="of:=[.C3]-0.2" office:value-type="float" office:value="0.83" calcext:value-type="float">
            <text:p>0.83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formula="of:=[.B4]/2" office:value-type="float" office:value="1.62" calcext:value-type="float">
            <text:p>1.62</text:p>
          </table:table-cell>
          <table:table-cell table:style-name="ce9" table:formula="of:=[.C4]/2" office:value-type="float" office:value="0.515" calcext:value-type="float">
            <text:p>0.52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formula="of:=[.B5]/3" office:value-type="float" office:value="1.08" calcext:value-type="float">
            <text:p>1.08</text:p>
          </table:table-cell>
          <table:table-cell table:style-name="ce9" table:formula="of:=[.C5]/2" office:value-type="float" office:value="0.515" calcext:value-type="float">
            <text:p>0.52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formula="of:=[.B6]/4" office:value-type="float" office:value="0.81" calcext:value-type="float">
            <text:p>0.81</text:p>
          </table:table-cell>
          <table:table-cell table:style-name="ce9" table:formula="of:=[.C6]/2" office:value-type="float" office:value="0.515" calcext:value-type="float">
            <text:p>0.52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15.37" calcext:value-type="float">
            <text:p>15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 office:value-type="float" office:value="1.03" calcext:value-type="float">
            <text:p>1.03</text:p>
          </table:table-cell>
          <table:table-cell table:style-name="ce9" table:formula="of:=[.B7]/5" office:value-type="float" office:value="0.648" calcext:value-type="float">
            <text:p>0.65</text:p>
          </table:table-cell>
          <table:table-cell table:style-name="ce9" table:formula="of:=[.C7]/2" office:value-type="float" office:value="0.515" calcext:value-type="float">
            <text:p>0.52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6"/>
          <table:table-cell/>
          <table:table-cell table:style-name="Default"/>
        </table:table-row>
      </table:table>
      <table:table table:name="AvgDi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AvgTime(h)</text:p>
          </table:table-cell>
          <table:table-cell office:value-type="string" calcext:value-type="string">
            <text:p>AvgSpeed(km/h)</text:p>
          </table:table-cell>
          <table:table-cell table:style-name="Default" office:value-type="string" calcext:value-type="string">
            <text:p>AvgDist(km)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Uber</text:p>
          </table:table-cell>
          <table:table-cell table:style-name="ce13" office:value-type="float" office:value="0.289773410493827" calcext:value-type="float">
            <text:p>0.29</text:p>
          </table:table-cell>
          <table:table-cell table:style-name="ce13" office:value-type="float" office:value="44.1787511298674" calcext:value-type="float">
            <text:p>44.18</text:p>
          </table:table-cell>
          <table:table-cell table:formula="of:=[.C2]*[.D2]" office:value-type="float" office:value="12.8018273862597" calcext:value-type="float">
            <text:p>12.80</text:p>
          </table:table-cell>
        </table:table-row>
        <table:table-row table:style-name="ro1">
          <table:table-cell table:number-columns-repeated="4"/>
          <table:table-cell table:formula="of:=[.C3]*[.D3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formula="of:=[.C4]*[.D4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formula="of:=[.C5]*[.D5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formula="of:=[.C6]*[.D6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formula="of:=[.C7]*[.D7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.00</text:p>
          </table:table-cell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5:19:25.744049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1:44:16.077822402</meta:creation-date>
    <dc:date>2020-10-23T15:26:03.928742631</dc:date>
    <meta:editing-duration>PT19H34M3S</meta:editing-duration>
    <meta:editing-cycles>6</meta:editing-cycles>
    <meta:generator>LibreOffice/6.4.5.2$Linux_X86_64 LibreOffice_project/40$Build-2</meta:generator>
    <meta:document-statistic meta:table-count="4" meta:cell-count="680" meta:object-count="0"/>
  </office:meta>
</office:document-meta>
</file>